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3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IRACLE (3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wo consecrated me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ne crippled man (3:2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One crippled man (3:2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oney he requests (3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iracle he receives (3:4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miracle he receives (3:4-11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tness of the apostle (3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worship of the cripple (3:7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wonder of the crowd (3:9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One crippled man (3:2-11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money he requests (3:2-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miracle he receives (3:4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MIRACLE (3:1-11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wo consecrated men (3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ne crippled man (3:2-1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3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MIRACLE (3:1-1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MESSAGE (3:12-26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THE MESSAGE (3:12-26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Peter's explanation (3:12-16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eter's explanation (3:12-16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e speaks of restoration (3:12-13a, 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e speaks of rejection (3:13b-15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speaks of the Resurrection (3:15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(3:12-26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eter's explanation (3:12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Peter's exhortation (3:17-26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Peter's exhortation (3:17-26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divine plea (3:17, 19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divine plea (3:17, 19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Why Israel rejected Jesus (3: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Why Israel should now receive Jesus (3:19): So that they might experience redemption and cleansing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Peter's exhortation (3:17-26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divine plea (3:17, 19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ivine program (3:18, 20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divine program (3:18, 20-26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prophets (3:22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prophecies involved (3:18, 20-21, 2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prophecies involved (3:18, 20-21, 26)<text:s text:c="1"/></text:span><text:span text:style-name="a633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esus' crucifixion (3: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sus' resurrection (3: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Jesus' present ministry (3:21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esus' second coming (3:2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divine program (3:18, 20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prophets (3:22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prophecies involved (3:18, 20-21, 2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Peter's exhortation (3:17-26)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divine plea (3:17, 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divine program (3:18, 20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8" draw:style-name="a682" draw:master-page-name="Master1-Layout12-tx-Title-and-Text" presentation:presentation-page-layout-name="Master1-PPL12" draw:id="Slide-273">
        <draw:frame draw:id="id117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MESSAGE (3:12-26)<text:s text:c="1"/></text:span><text:span text:style-name="a684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Peter's explanation (3:12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Peter's exhortation (3:17-2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2-tx-Title-and-Text" presentation:presentation-page-layout-name="Master1-PPL12" draw:id="Slide-274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CTS 3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THE MIRACLE (3:1-11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THE MESSAGE (3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3 </dc:title>
    <meta:initial-creator>David STRICKLAND</meta:initial-creator>
    <dc:creator>David STRICKLAND</dc:creator>
    <meta:creation-date>2020-02-22T19:25:36Z</meta:creation-date>
    <dc:date>2020-02-22T19:25:36Z</dc:date>
    <meta:template xlink:href="BibleStudy" xlink:type="simple"/>
    <meta:editing-cycles>1</meta:editing-cycles>
    <meta:editing-duration>PT0S</meta:editing-duration>
    <meta:document-statistic meta:paragraph-count="58" meta:word-count="420"/>
  </office:meta>
</office:document-meta>
</file>